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nela" svg:font-family="Canela, 'Times New Roman', serif"/>
    <style:font-face style:name="Poppins" svg:font-family="Poppins, Roboto, sans-serif"/>
    <style:font-face style:name="Raleway" svg:font-family="Raleway, Arial, Helvetica, sans-serif"/>
    <style:font-face style:name="Roboto" svg:font-family="Roboto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5">
      <style:text-properties fo:color="#000000" style:font-name="Times New Roman" fo:font-size="13pt" fo:font-style="italic" fo:font-weight="normal" officeooo:paragraph-rsid="000fe970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Standard">
      <style:text-properties officeooo:paragraph-rsid="000fe970"/>
    </style:style>
    <style:style style:name="P3" style:family="paragraph" style:parent-style-name="Standard">
      <style:text-properties fo:color="#000000" style:font-name="Times New Roman"/>
    </style:style>
    <style:style style:name="P4" style:family="paragraph" style:parent-style-name="Standard">
      <style:text-properties fo:color="#000000" style:font-name="Times New Roman" officeooo:rsid="00107ff3" officeooo:paragraph-rsid="00107ff3"/>
    </style:style>
    <style:style style:name="P5" style:family="paragraph" style:parent-style-name="Standard">
      <style:text-properties fo:color="#000000" style:font-name="Times New Roman" fo:font-size="13pt" style:font-size-asian="13pt" style:font-size-complex="13pt"/>
    </style:style>
    <style:style style:name="P6" style:family="paragraph" style:parent-style-name="Standard">
      <style:text-properties fo:color="#000000" style:font-name="Times New Roman" fo:font-size="13pt" officeooo:paragraph-rsid="000fe970" style:font-size-asian="13pt" style:font-size-complex="13pt"/>
    </style:style>
    <style:style style:name="P7" style:family="paragraph" style:parent-style-name="Standard">
      <style:text-properties fo:color="#000000" style:font-name="Times New Roman" fo:font-size="13pt" officeooo:paragraph-rsid="000f1837" style:font-size-asian="13pt" style:font-size-complex="13pt"/>
    </style:style>
    <style:style style:name="P8" style:family="paragraph" style:parent-style-name="Standard">
      <style:text-properties fo:color="#000000" style:font-name="Times New Roman" fo:font-size="13pt" officeooo:rsid="000f1837" officeooo:paragraph-rsid="000f1837" style:font-size-asian="13pt" style:font-size-complex="13pt"/>
    </style:style>
    <style:style style:name="P9" style:family="paragraph" style:parent-style-name="Standard">
      <style:text-properties fo:color="#000000" style:font-name="Times New Roman" fo:font-size="13pt" officeooo:rsid="00107ff3" officeooo:paragraph-rsid="00107ff3" style:font-size-asian="13pt" style:font-size-complex="13pt"/>
    </style:style>
    <style:style style:name="P10" style:family="paragraph" style:parent-style-name="Standard">
      <style:text-properties fo:color="#000000" style:font-name="Times New Roman"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fo:color="#000000" style:font-name="Times New Roman" fo:font-size="13pt" fo:font-weight="bold" officeooo:paragraph-rsid="000fe970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2a6099" style:font-name="Times New Roman" fo:font-weight="bold" style:font-weight-asian="bold" style:font-weight-complex="bold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text-properties officeooo:paragraph-rsid="00107ff3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3pt" style:font-size-asian="13pt" style:font-size-complex="13pt"/>
    </style:style>
    <style:style style:name="P17" style:family="paragraph" style:parent-style-name="Text_20_body">
      <style:text-properties fo:color="#000000" style:font-name="Times New Roman" fo:font-size="13pt" style:font-size-asian="13pt" style:font-size-complex="13pt"/>
    </style:style>
    <style:style style:name="T1" style:family="text">
      <style:text-properties officeooo:rsid="000f1837"/>
    </style:style>
    <style:style style:name="T2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fo:font-size="18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Comic Sans MS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Comic Sans MS" fo:font-size="18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8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style:text-blinking="false" fo:background-color="#ffffff" loext:char-shading-value="0" style:font-size-asian="13pt" style:font-size-complex="13pt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bold" style:text-blinking="false" fo:background-color="#ffffff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fo:font-size="13pt" fo:letter-spacing="normal" fo:font-style="normal" style:text-underline-style="none" fo:font-weight="normal" style:text-blinking="false" fo:background-color="#ffffff" loext:char-shading-value="0" style:font-size-asian="13pt" style:font-size-complex="13pt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fo:font-size="13pt" fo:letter-spacing="normal" fo:font-style="normal" style:text-underline-style="none" fo:font-weight="bold" style:text-blinking="false" fo:background-color="#ffffff" loext:char-shading-value="0" style:font-size-asian="13pt" style:font-size-complex="13pt" loext:padding="0cm" loext:border="none"/>
    </style:style>
    <style:style style:name="T14" style:family="text">
      <style:text-properties fo:font-variant="normal" fo:text-transform="none" fo:color="#000000" fo:font-size="9.75pt" fo:letter-spacing="normal" fo:font-style="normal" fo:font-weight="normal"/>
    </style:style>
    <style:style style:name="T15" style:family="text">
      <style:text-properties fo:font-variant="normal" fo:text-transform="none" fo:color="#000000" fo:font-size="18pt" fo:font-style="normal" fo:font-weight="bold" loext:padding="0cm" loext:border="none"/>
    </style:style>
    <style:style style:name="T16" style:family="text">
      <style:text-properties fo:font-variant="normal" fo:text-transform="none" fo:color="#000000" fo:font-size="18pt" fo:letter-spacing="normal" fo:font-style="normal" fo:font-weight="bold" officeooo:rsid="000fe970" loext:padding="0cm" loext:border="none"/>
    </style:style>
    <style:style style:name="T17" style:family="text">
      <style:text-properties fo:font-variant="normal" fo:text-transform="none" fo:color="#000000" fo:font-size="18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000000" fo:font-size="18pt" fo:letter-spacing="normal" fo:font-style="normal" fo:font-weight="bold" officeooo:rsid="00107ff3" loext:padding="0cm" loext:border="none"/>
    </style:style>
    <style:style style:name="T19" style:family="text">
      <style:text-properties fo:font-variant="normal" fo:text-transform="none" fo:color="#000000" fo:font-size="15.75pt" fo:font-style="normal" fo:font-weight="bold" loext:padding="0cm" loext:border="none"/>
    </style:style>
    <style:style style:name="T20" style:family="text">
      <style:text-properties fo:font-variant="normal" fo:text-transform="none" fo:color="#000000" fo:font-size="10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style:font-name="Comic Sans MS" fo:font-size="9.75pt" fo:letter-spacing="normal" fo:font-style="normal" fo:font-weight="normal"/>
    </style:style>
    <style:style style:name="T22" style:family="text">
      <style:text-properties fo:font-variant="normal" fo:text-transform="none" fo:color="#000000" style:font-name="Comic Sans MS" fo:font-size="18pt" fo:font-style="normal" fo:font-weight="bold" loext:padding="0cm" loext:border="none"/>
    </style:style>
    <style:style style:name="T23" style:family="text">
      <style:text-properties fo:font-variant="normal" fo:text-transform="none" fo:color="#000000" style:font-name="Comic Sans MS" fo:font-size="18pt" fo:letter-spacing="normal" fo:font-style="normal" fo:font-weight="bold" officeooo:rsid="000fe970" loext:padding="0cm" loext:border="none"/>
    </style:style>
    <style:style style:name="T24" style:family="text">
      <style:text-properties fo:font-variant="normal" fo:text-transform="none" fo:color="#000000" style:font-name="Comic Sans MS" fo:font-size="18pt" fo:letter-spacing="normal" fo:font-style="normal" fo:font-weight="bold" loext:padding="0cm" loext:border="none"/>
    </style:style>
    <style:style style:name="T25" style:family="text">
      <style:text-properties fo:font-variant="normal" fo:text-transform="none" fo:color="#000000" style:font-name="Comic Sans MS" fo:font-size="18pt" fo:letter-spacing="normal" fo:font-style="normal" fo:font-weight="bold" officeooo:rsid="00107ff3" loext:padding="0cm" loext:border="none"/>
    </style:style>
    <style:style style:name="T26" style:family="text">
      <style:text-properties fo:font-variant="normal" fo:text-transform="none" fo:color="#000000" style:font-name="Comic Sans MS" fo:font-size="15.75pt" fo:font-style="normal" fo:font-weight="bold" loext:padding="0cm" loext:border="none"/>
    </style:style>
    <style:style style:name="T27" style:family="text">
      <style:text-properties fo:font-variant="normal" fo:text-transform="none" fo:color="#000000" style:font-name="Comic Sans MS" fo:font-size="10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000000" style:font-name="Times New Roman" fo:font-size="9.75pt" fo:letter-spacing="normal" fo:font-style="normal" fo:font-weight="normal"/>
    </style:style>
    <style:style style:name="T29" style:family="text">
      <style:text-properties fo:font-variant="normal" fo:text-transform="none" fo:color="#000000" style:font-name="Times New Roman" fo:font-size="18pt" fo:font-style="normal" fo:font-weight="bold" loext:padding="0cm" loext:border="none"/>
    </style:style>
    <style:style style:name="T30" style:family="text">
      <style:text-properties fo:font-variant="normal" fo:text-transform="none" fo:color="#000000" style:font-name="Times New Roman" fo:font-size="18pt" fo:letter-spacing="normal" fo:font-style="normal" fo:font-weight="bold" officeooo:rsid="000fe970" loext:padding="0cm" loext:border="none"/>
    </style:style>
    <style:style style:name="T31" style:family="text">
      <style:text-properties fo:font-variant="normal" fo:text-transform="none" fo:color="#000000" style:font-name="Times New Roman" fo:font-size="18pt" fo:letter-spacing="normal" fo:font-style="normal" fo:font-weight="bold" loext:padding="0cm" loext:border="none"/>
    </style:style>
    <style:style style:name="T32" style:family="text">
      <style:text-properties fo:font-variant="normal" fo:text-transform="none" fo:color="#000000" style:font-name="Times New Roman" fo:font-size="18pt" fo:letter-spacing="normal" fo:font-style="normal" fo:font-weight="bold" officeooo:rsid="00107ff3" loext:padding="0cm" loext:border="none"/>
    </style:style>
    <style:style style:name="T33" style:family="text">
      <style:text-properties fo:font-variant="normal" fo:text-transform="none" fo:color="#000000" style:font-name="Times New Roman" fo:font-size="15.75pt" fo:font-style="normal" fo:font-weight="bold" loext:padding="0cm" loext:border="none"/>
    </style:style>
    <style:style style:name="T34" style:family="text">
      <style:text-properties fo:font-variant="normal" fo:text-transform="none" fo:color="#000000" style:font-name="Times New Roman" fo:font-size="10.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36" style:family="text">
      <style:text-properties fo:font-variant="normal" fo:text-transform="none" fo:color="#000000" style:font-name="Times New Roman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0000" style:font-name="Times New Roman" fo:letter-spacing="normal" fo:font-style="normal" fo:font-weight="bold" officeooo:rsid="000fe970" loext:padding="0cm" loext:border="none"/>
    </style:style>
    <style:style style:name="T38" style:family="text">
      <style:text-properties fo:font-variant="normal" fo:text-transform="none" fo:color="#000000" style:font-name="Times New Roman" fo:letter-spacing="normal" fo:font-style="normal" fo:font-weight="bold" loext:padding="0cm" loext:border="none"/>
    </style:style>
    <style:style style:name="T39" style:family="text">
      <style:text-properties fo:font-variant="normal" fo:text-transform="none" fo:color="#000000" style:font-name="Times New Roman" fo:letter-spacing="normal" fo:font-style="normal" fo:font-weight="bold" officeooo:rsid="00107ff3" loext:padding="0cm" loext:border="none"/>
    </style:style>
    <style:style style:name="T40" style:family="text">
      <style:text-properties fo:font-variant="normal" fo:text-transform="none" fo:color="#000000" style:font-name="Times New Roman" fo:font-style="normal" fo:font-weight="bold" loext:padding="0cm" loext:border="none"/>
    </style:style>
    <style:style style:name="T41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42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 loext:padding="0cm" loext:border="none"/>
    </style:style>
    <style:style style:name="T43" style:family="text">
      <style:text-properties fo:font-variant="normal" fo:text-transform="none" fo:color="#000000" style:font-name="Times New Roman" fo:font-size="13pt" fo:letter-spacing="normal" fo:font-style="normal" fo:font-weight="normal" officeooo:rsid="00107ff3" style:font-size-asian="13pt" style:font-size-complex="13pt" loext:padding="0cm" loext:border="none"/>
    </style:style>
    <style:style style:name="T44" style:family="text">
      <style:text-properties fo:font-variant="normal" fo:text-transform="none" fo:color="#000000" style:font-name="Times New Roman" fo:font-size="13pt" fo:letter-spacing="normal" fo:font-style="normal" fo:font-weight="normal" officeooo:rsid="00107ff3" style:font-size-asian="13pt" style:font-weight-asian="normal" style:font-size-complex="13pt" style:font-weight-complex="normal" loext:padding="0cm" loext:border="none"/>
    </style:style>
    <style:style style:name="T45" style:family="text">
      <style:text-properties fo:font-variant="normal" fo:text-transform="none" fo:color="#000000" style:font-name="Times New Roman" fo:font-size="13pt" fo:letter-spacing="normal" fo:font-style="normal" fo:font-weight="normal" officeooo:rsid="000fe970" style:font-size-asian="13pt" style:font-weight-asian="normal" style:font-size-complex="13pt" style:font-weight-complex="normal" loext:padding="0cm" loext:border="none"/>
    </style:style>
    <style:style style:name="T46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weight-asian="normal" style:font-size-complex="13pt" style:font-weight-complex="normal" loext:padding="0cm" loext:border="none"/>
    </style:style>
    <style:style style:name="T47" style:family="text">
      <style:text-properties fo:font-variant="normal" fo:text-transform="none" fo:color="#000000" style:font-name="Times New Roman" fo:font-size="13pt" fo:letter-spacing="normal" fo:font-style="normal" fo:font-weight="bold" officeooo:rsid="000fe970" style:font-size-asian="13pt" style:font-size-complex="13pt" loext:padding="0cm" loext:border="none"/>
    </style:style>
    <style:style style:name="T48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size-complex="13pt" loext:padding="0cm" loext:border="none"/>
    </style:style>
    <style:style style:name="T49" style:family="text">
      <style:text-properties fo:font-variant="normal" fo:text-transform="none" fo:color="#000000" style:font-name="Times New Roman" fo:font-size="13pt" fo:letter-spacing="normal" fo:font-style="normal" fo:font-weight="bold" officeooo:rsid="00107ff3" style:font-size-asian="13pt" style:font-size-complex="13pt" loext:padding="0cm" loext:border="none"/>
    </style:style>
    <style:style style:name="T50" style:family="text">
      <style:text-properties fo:font-variant="normal" fo:text-transform="none" fo:color="#000000" style:font-name="Times New Roman" fo:font-size="13pt" fo:letter-spacing="normal" fo:font-style="italic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51" style:family="text">
      <style:text-properties fo:font-variant="normal" fo:text-transform="none" fo:color="#000000" style:font-name="Times New Roman" fo:font-size="13pt" fo:letter-spacing="normal" fo:font-style="italic" fo:font-weight="bold" style:font-size-asian="13pt" style:font-style-asian="italic" style:font-size-complex="13pt" style:font-style-complex="italic" loext:padding="0cm" loext:border="none"/>
    </style:style>
    <style:style style:name="T52" style:family="text">
      <style:text-properties fo:font-variant="normal" fo:text-transform="none" fo:color="#000000" style:font-name="Times New Roman" fo:font-size="13pt" fo:font-style="normal" fo:font-weight="bold" style:font-size-asian="13pt" style:font-size-complex="13pt" loext:padding="0cm" loext:border="none"/>
    </style:style>
    <style:style style:name="T53" style:family="text">
      <style:text-properties fo:font-variant="normal" fo:text-transform="none" fo:color="#000000" style:font-name="Times New Roman" fo:font-size="13pt" fo:font-style="normal" fo:font-weight="bold" style:font-size-asian="13pt" style:font-weight-asian="bold" style:font-size-complex="13pt" style:font-weight-complex="bold" loext:padding="0cm" loext:border="none"/>
    </style:style>
    <style:style style:name="T54" style:family="text">
      <style:text-properties fo:font-variant="normal" fo:text-transform="none" fo:color="#000000" style:font-name="Times New Roman" fo:font-size="13pt" fo:font-style="normal" fo:font-weight="normal" style:font-size-asian="13pt" style:font-weight-asian="normal" style:font-size-complex="13pt" style:font-weight-complex="normal" loext:padding="0cm" loext:border="none"/>
    </style:style>
    <style:style style:name="T55" style:family="text">
      <style:text-properties fo:font-variant="normal" fo:text-transform="none" fo:color="#000000" style:font-name="Times New Roman" fo:font-size="13pt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 loext:padding="0cm" loext:border="none"/>
    </style:style>
    <style:style style:name="T56" style:family="text">
      <style:text-properties fo:font-variant="normal" fo:text-transform="none" fo:color="#000000" style:font-name="Times New Roman" fo:font-size="13pt" fo:font-style="normal" style:text-underline-style="none" fo:font-weight="normal" style:font-size-asian="13pt" style:font-weight-asian="normal" style:font-size-complex="13pt" style:font-weight-complex="normal" loext:padding="0cm" loext:border="none"/>
    </style:style>
    <style:style style:name="T57" style:family="text">
      <style:text-properties fo:font-variant="normal" fo:text-transform="none" fo:color="#000000" style:font-name="Times New Roman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58" style:family="text">
      <style:text-properties fo:font-variant="normal" fo:text-transform="none" fo:color="#000000" fo:font-size="13pt" fo:letter-spacing="normal" fo:font-style="normal" fo:font-weight="bold" style:font-size-asian="13pt" style:font-size-complex="13pt" loext:padding="0cm" loext:border="none"/>
    </style:style>
    <style:style style:name="T59" style:family="text">
      <style:text-properties fo:font-variant="normal" fo:text-transform="none" fo:color="#000000" fo:font-size="13pt" fo:letter-spacing="normal" fo:font-style="normal" fo:font-weight="bold" officeooo:rsid="00107ff3" style:font-size-asian="13pt" style:font-size-complex="13pt" loext:padding="0cm" loext:border="none"/>
    </style:style>
    <style:style style:name="T60" style:family="text">
      <style:text-properties fo:font-variant="normal" fo:text-transform="none" fo:color="#000000" fo:font-size="13pt" fo:letter-spacing="normal" fo:font-style="normal" fo:font-weight="normal" style:font-size-asian="13pt" style:font-size-complex="13pt" loext:padding="0cm" loext:border="none"/>
    </style:style>
    <style:style style:name="T61" style:family="text">
      <style:text-properties fo:font-variant="normal" fo:text-transform="none" fo:font-size="13.5pt" fo:letter-spacing="normal" fo:font-style="normal" fo:font-weight="normal"/>
    </style:style>
    <style:style style:name="T62" style:family="text">
      <style:text-properties fo:font-variant="normal" fo:text-transform="none" fo:font-size="13.5pt" fo:letter-spacing="normal" fo:font-style="normal" fo:font-weight="normal" officeooo:rsid="000f1837"/>
    </style:style>
    <style:style style:name="T63" style:family="text">
      <style:text-properties fo:font-variant="normal" fo:text-transform="none" fo:font-size="16.5pt" fo:letter-spacing="normal" fo:font-style="normal" fo:font-weight="normal"/>
    </style:style>
    <style:style style:name="T64" style:family="text">
      <style:text-properties fo:font-variant="normal" fo:text-transform="none" fo:font-size="16.5pt" fo:letter-spacing="normal" fo:font-style="normal" fo:font-weight="normal" officeooo:rsid="000f1837"/>
    </style:style>
    <style:style style:name="T65" style:family="text">
      <style:text-properties fo:font-variant="normal" fo:text-transform="none" fo:font-size="10.5pt" fo:letter-spacing="normal" fo:font-style="normal" fo:font-weight="normal"/>
    </style:style>
    <style:style style:name="T66" style:family="text">
      <style:text-properties fo:font-variant="normal" fo:text-transform="none" fo:font-size="10.5pt" fo:letter-spacing="normal" fo:font-style="normal" fo:font-weight="normal" officeooo:rsid="000fe970"/>
    </style:style>
    <style:style style:name="T67" style:family="text">
      <style:text-properties fo:font-variant="normal" fo:text-transform="none" fo:font-size="18pt" fo:font-style="normal" fo:font-weight="bold" loext:padding="0cm" loext:border="none"/>
    </style:style>
    <style:style style:name="T68" style:family="text">
      <style:text-properties fo:font-variant="normal" fo:text-transform="none" fo:letter-spacing="normal" fo:font-style="normal" fo:font-weight="normal"/>
    </style:style>
    <style:style style:name="T69" style:family="text">
      <style:text-properties fo:font-variant="normal" fo:text-transform="none" fo:letter-spacing="normal" fo:font-style="normal" fo:font-weight="normal" officeooo:rsid="000f1837"/>
    </style:style>
    <style:style style:name="T70" style:family="text">
      <style:text-properties fo:font-variant="normal" fo:text-transform="none" fo:letter-spacing="normal" fo:font-style="normal" fo:font-weight="normal" officeooo:rsid="000fe970"/>
    </style:style>
    <style:style style:name="T71" style:family="text">
      <style:text-properties fo:font-variant="normal" fo:text-transform="none" fo:font-style="normal" fo:font-weight="bold" loext:padding="0cm" loext:border="none"/>
    </style:style>
    <style:style style:name="T72" style:family="text">
      <style:text-properties fo:font-variant="normal" fo:text-transform="none" fo:color="#000080" style:text-line-through-style="none" style:text-line-through-type="none" style:font-name="Times New Roman" fo:font-size="13pt" fo:letter-spacing="normal" fo:language="zxx" fo:country="none" fo:font-style="normal" style:text-underline-style="solid" style:text-underline-width="auto" style:text-underline-color="font-color" fo:font-weight="normal" officeooo:rsid="00107ff3" style:text-blinking="false" fo:background-color="#ffffff" loext:char-shading-value="0" style:font-name-asian="Microsoft YaHei" style:font-size-asian="13pt" style:language-asian="zxx" style:country-asian="none" style:font-weight-asian="bold" style:font-name-complex="Arial" style:font-size-complex="13pt" style:language-complex="zxx" style:country-complex="none" style:font-weight-complex="bold" loext:padding="0cm" loext:border="none"/>
    </style:style>
    <style:style style:name="T73" style:family="text">
      <style:text-properties officeooo:rsid="00107ff3"/>
    </style:style>
    <style:style style:name="T74" style:family="text">
      <style:text-properties fo:color="#000000"/>
    </style:style>
    <style:style style:name="T75" style:family="text">
      <style:text-properties fo:color="#000000" officeooo:rsid="000fe970"/>
    </style:style>
    <style:style style:name="T76" style:family="text">
      <style:text-properties fo:color="#000000" style:font-name="Comic Sans MS"/>
    </style:style>
    <style:style style:name="T77" style:family="text">
      <style:text-properties fo:color="#000000" style:font-name="Comic Sans MS" officeooo:rsid="000fe970"/>
    </style:style>
    <style:style style:name="T78" style:family="text">
      <style:text-properties fo:color="#000000" style:font-name="Times New Roman"/>
    </style:style>
    <style:style style:name="T79" style:family="text">
      <style:text-properties fo:color="#000000" style:font-name="Times New Roman" officeooo:rsid="000fe970"/>
    </style:style>
    <style:style style:name="T80" style:family="text">
      <style:text-properties fo:color="#000000" style:font-name="Times New Roman" fo:font-size="13pt" style:font-size-asian="13pt" style:font-size-complex="13pt"/>
    </style:style>
    <style:style style:name="T81" style:family="text">
      <style:text-properties fo:color="#000000" style:font-name="Times New Roman" fo:font-size="13pt" officeooo:rsid="000fe970" style:font-size-asian="13pt" style:font-size-complex="13pt"/>
    </style:style>
    <style:style style:name="T82" style:family="text">
      <style:text-properties fo:color="#000000" style:font-name="Times New Roman" fo:font-size="13pt" officeooo:rsid="00107ff3" style:font-size-asian="13pt" style:font-size-complex="13pt"/>
    </style:style>
    <style:style style:name="T83" style:family="text">
      <style:text-properties style:font-name="Times New Roman"/>
    </style:style>
    <style:style style:name="T84" style:family="text">
      <style:text-properties style:font-name="Times New Roman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1. </text:span>En caso de tener que realizar una aplicación para un dispositivo Android ¿qué lenguaje</text:p>
      <text:p text:style-name="P11">utilizarías? ¿por qué?</text:p>
      <text:p text:style-name="P7"><text:span text:style-name="T1"><text:tab/>Java ya que </text:span><text:span text:style-name="T69">t</text:span><text:span text:style-name="T68">iene una </text:span><text:span text:style-name="T69">gran </text:span><text:span text:style-name="T68">comunidad de desarrolladores.</text:span> </text:p>
      <text:p text:style-name="P5"/>
      <text:p text:style-name="P10">2. ¿Qué lenguaje de programación es más rápido a la hora de ejecutar programas en un</text:p>
      <text:p text:style-name="P10">móvil? Razona las distintas opciones existentes en relación con la velocidad de</text:p>
      <text:p text:style-name="P10">ejecución.</text:p>
      <text:p text:style-name="P8"><text:tab/>Pienso que Java o C</text:p>
      <text:p text:style-name="P8"/>
      <text:p text:style-name="P10">3. Busca los frameworks más utilizados para la creación de apps y especifica el lenguaje</text:p>
      <text:p text:style-name="P10">de programación que utilizan. ¿Cuál es la mejor?</text:p>
      <text:p text:style-name="P5"><text:tab/><text:span text:style-name="T1">1.</text:span><text:span text:style-name="T68">Symfony 4</text:span></text:p>
      <text:p text:style-name="P5"><text:span text:style-name="T68"><text:tab/></text:span><text:span text:style-name="T69">2.Laravel</text:span></text:p>
      <text:p text:style-name="P5"><text:span text:style-name="T69"><text:tab/>3. CakePHP</text:span></text:p>
      <text:p text:style-name="P5"><text:span text:style-name="T69"><text:tab/>4. CodeIgniter</text:span></text:p>
      <text:p text:style-name="P5"/>
      <text:p text:style-name="P10">4. A la hora de desarrollar cualquier programa, en muchas ocasiones se hace uso de los</text:p>
      <text:p text:style-name="P10">frameworks como ya hemos comentado. Busca las ventajas e inconvenientes de</text:p>
      <text:p text:style-name="P11">programar con frameworks.</text:p>
      <text:h text:style-name="P1" text:outline-level="5">Ventajas</text:h>
      <text:p text:style-name="P2"><text:span text:style-name="T81"><text:tab/>·</text:span><text:span text:style-name="Strong_20_Emphasis"><text:span text:style-name="T41">Estructura y organización del código predeterminada</text:span></text:span><text:span text:style-name="T80"> </text:span></text:p>
      <text:p text:style-name="P2"><text:span text:style-name="T81"><text:tab/>·</text:span><text:span text:style-name="Strong_20_Emphasis"><text:span text:style-name="T41">Reutilización del código. Evitar duplicidad de código</text:span></text:span><text:span text:style-name="T80"> </text:span></text:p>
      <text:p text:style-name="P2"><text:span text:style-name="T81"><text:tab/>·</text:span><text:span text:style-name="Strong_20_Emphasis"><text:span text:style-name="T41">Agilidad y rapidez en el desarrollo</text:span></text:span><text:span text:style-name="T80"> </text:span></text:p>
      <text:p text:style-name="P2"><text:span text:style-name="T81"><text:tab/>·</text:span><text:span text:style-name="Strong_20_Emphasis"><text:span text:style-name="T41">Menor coste en el desarrollo</text:span></text:span><text:span text:style-name="T80"> </text:span></text:p>
      <text:p text:style-name="P2"><text:span text:style-name="T81"><text:tab/>·</text:span><text:span text:style-name="Strong_20_Emphasis"><text:span text:style-name="T41">Buenas prácticas de desarrollo con el uso de patrones</text:span></text:span><text:span text:style-name="T80"> </text:span></text:p>
      <text:p text:style-name="P2"><text:span text:style-name="T81"><text:tab/>·</text:span><text:span text:style-name="Strong_20_Emphasis"><text:span text:style-name="T41">Minimizar errores y mayor facilidad para solucionarlos</text:span></text:span><text:span text:style-name="T80"> </text:span></text:p>
      <text:p text:style-name="P2"><text:span text:style-name="T81"><text:tab/>·</text:span><text:span text:style-name="Strong_20_Emphasis"><text:span text:style-name="T41">Facilidad a la hora de encontrar una librería o código que ya cubra funcionalidades <text:tab/><text:tab/>de tu desarrollo</text:span></text:span><text:span text:style-name="T80"> </text:span></text:p>
      <text:p text:style-name="P2"><text:span text:style-name="T81"><text:tab/>·</text:span><text:span text:style-name="Strong_20_Emphasis"><text:span text:style-name="T41">Facilita la colaboración con otros desarrolladores</text:span></text:span><text:span text:style-name="T80"> </text:span></text:p>
      <text:p text:style-name="P2"><text:span text:style-name="T81"><text:tab/>·</text:span><text:span text:style-name="Strong_20_Emphasis"><text:span text:style-name="T41">Facilita el mantenimiento</text:span></text:span><text:span text:style-name="T80"> </text:span></text:p>
      <text:p text:style-name="P6"/>
      <text:h text:style-name="P1" text:outline-level="5">Desventajas</text:h>
      <text:p text:style-name="P2"><text:span text:style-name="T81"><text:tab/>·</text:span><text:span text:style-name="Strong_20_Emphasis"><text:span text:style-name="T41">Tiempo de aprendizaje</text:span></text:span><text:span text:style-name="T80"> </text:span></text:p>
      <text:p text:style-name="P2"><text:span text:style-name="T81"><text:tab/>·</text:span><text:span text:style-name="Strong_20_Emphasis"><text:span text:style-name="T41">Versiones inestables</text:span></text:span><text:span text:style-name="T80"> </text:span></text:p>
      <text:p text:style-name="P2"><text:span text:style-name="T81"><text:tab/>·</text:span><text:span text:style-name="Strong_20_Emphasis"><text:span text:style-name="T41">Menor rendimiento</text:span></text:span><text:span text:style-name="T80"> </text:span></text:p>
      <text:p text:style-name="P2"><text:span text:style-name="T81"><text:tab/>·</text:span><text:span text:style-name="Strong_20_Emphasis"><text:span text:style-name="T41">Código sin utilizar</text:span></text:span><text:span text:style-name="T80"> </text:span></text:p>
      <text:p text:style-name="P2"><text:span text:style-name="T81"><text:tab/>·</text:span><text:span text:style-name="Strong_20_Emphasis"><text:span text:style-name="T41">Elección del framework</text:span></text:span><text:span text:style-name="T80"> </text:span></text:p>
      <text:p text:style-name="P10"/>
      <text:p text:style-name="P10">5. Busca información respecto App Inventor ¿qué tipo de programa es y a quien va</text:p>
      <text:p text:style-name="P10">dirigido?</text:p>
      <text:p text:style-name="P16"><text:span text:style-name="T68"><text:tab/>App Inventor es un entorno de desarrollo de software creado para la elaboración de <text:tab/>aplicaciones destinadas al sistema operativo </text:span><text:span text:style-name="T70">Android y está dirigida a personas que <text:tab/>no están familiarizadas con la programación.</text:span></text:p>
      <text:p text:style-name="P16"><text:span text:style-name="T70"/></text:p>
      <text:p text:style-name="P10"><text:soft-page-break/>6. Busca información respecto a motores de juegos ¿cuáles son los más utilizados en la</text:p>
      <text:p text:style-name="P10">actualidad?</text:p>
      <text:p text:style-name="P5"><text:tab/><text:span text:style-name="T73">1.Unreal Engine 3</text:span></text:p>
      <text:p text:style-name="P9"><text:tab/>2.CryENGINE 2</text:p>
      <text:p text:style-name="P15"><text:span text:style-name="T82"><text:tab/>3.Anvil Engine</text:span></text:p>
      <text:p text:style-name="P17"/>
      <text:p text:style-name="P10">7. Busca tres motores de juegos que no estén en la lista y da una pequeña descripción de ellos.</text:p>
      <text:h text:style-name="Heading_20_2" text:outline-level="2"><text:span text:style-name="Strong_20_Emphasis"><text:span text:style-name="T57">EGO Engine:</text:span></text:span><text:span text:style-name="Strong_20_Emphasis"><text:span text:style-name="T53"> </text:span></text:span><text:span text:style-name="Strong_20_Emphasis"><text:span text:style-name="T45">E</text:span></text:span><text:span text:style-name="Strong_20_Emphasis"><text:span text:style-name="T42">s una versión modificada del motor de juego Neon y fue desarrollado por </text:span></text:span><text:span text:style-name="Strong_20_Emphasis"><text:span text:style-name="T43">Codemaster</text:span></text:span><text:span text:style-name="Strong_20_Emphasis"><text:span text:style-name="T10"> </text:span></text:span><text:span text:style-name="Strong_20_Emphasis"><text:span text:style-name="T42">y </text:span></text:span><text:a xlink:type="simple" xlink:href="https://es.wikipedia.org/wiki/Sony_Computer_Entertainment" text:style-name="Internet_20_link" text:visited-style-name="Visited_20_Internet_20_Link"><text:span text:style-name="Strong_20_Emphasis"><text:span text:style-name="T10">Sony Computer Entertainment</text:span></text:span></text:a><text:span text:style-name="Strong_20_Emphasis"><text:span text:style-name="T11"> </text:span></text:span><text:span text:style-name="Strong_20_Emphasis"><text:span text:style-name="T42">usando PhyreEngine un motor gráfico multiplataforma.</text:span></text:span><text:span text:style-name="Strong_20_Emphasis"><text:span text:style-name="T48"> </text:span></text:span><text:span text:style-name="Strong_20_Emphasis"><text:span text:style-name="T42">El motor Ego estuvo desarrollado para renderizar daño y física más detallado, así como renderizar entornos de gran escala.</text:span></text:span></text:h>
      <text:h text:style-name="Heading_20_2" text:outline-level="2"><text:span text:style-name="Strong_20_Emphasis"><text:span text:style-name="T50">RAGE:</text:span></text:span><text:span text:style-name="Strong_20_Emphasis"><text:span text:style-name="T48"> </text:span></text:span><text:span text:style-name="Strong_20_Emphasis"><text:span text:style-name="T42">Es un motor de juego creado por un pequeño equipo llamado "Grupo de Tecnología RAGE" Este motor es de código cerrado y se necesita autorización de Rockstar para obtener una licencia. Rockstar ha desarrollado el motor para facilitar el desarrollo del juego en </text:span></text:span><text:span text:style-name="Strong_20_Emphasis"><text:span text:style-name="T43">PC</text:span></text:span><text:span text:style-name="Strong_20_Emphasis"><text:span text:style-name="T10"> </text:span></text:span><text:span text:style-name="Strong_20_Emphasis"><text:span text:style-name="T42">y para las consolas </text:span></text:span><text:a xlink:type="simple" xlink:href="https://es.wikipedia.org/wiki/PlayStation_3" text:style-name="Internet_20_link" text:visited-style-name="Visited_20_Internet_20_Link"><text:span text:style-name="Strong_20_Emphasis"><text:span text:style-name="T10">PlayStation 3</text:span></text:span></text:a><text:span text:style-name="Strong_20_Emphasis"><text:span text:style-name="T42">, </text:span></text:span><text:a xlink:type="simple" xlink:href="https://es.wikipedia.org/wiki/Wii" text:style-name="Internet_20_link" text:visited-style-name="Visited_20_Internet_20_Link"><text:span text:style-name="Strong_20_Emphasis"><text:span text:style-name="T10">Wii</text:span></text:span></text:a><text:span text:style-name="Strong_20_Emphasis"><text:span text:style-name="T11"> </text:span></text:span><text:span text:style-name="Strong_20_Emphasis"><text:span text:style-name="T42">y </text:span></text:span><text:a xlink:type="simple" xlink:href="https://es.wikipedia.org/wiki/Xbox_360" text:style-name="Internet_20_link" text:visited-style-name="Visited_20_Internet_20_Link"><text:span text:style-name="Strong_20_Emphasis"><text:span text:style-name="T10">Xbox 360</text:span></text:span></text:a><text:span text:style-name="Strong_20_Emphasis"><text:span text:style-name="T42">.</text:span></text:span><text:span text:style-name="Strong_20_Emphasis"><text:span text:style-name="T48"> </text:span></text:span></text:h>
      <text:h text:style-name="Heading_20_2" text:outline-level="2"><text:span text:style-name="Strong_20_Emphasis"><text:span text:style-name="T50">Source Engine:</text:span></text:span><text:span text:style-name="Strong_20_Emphasis"><text:span text:style-name="T48"> </text:span></text:span><text:span text:style-name="Strong_20_Emphasis"><text:span text:style-name="T44">D</text:span></text:span><text:span text:style-name="Strong_20_Emphasis"><text:span text:style-name="T42">esarrollado por la empresa </text:span></text:span><text:a xlink:type="simple" xlink:href="https://es.wikipedia.org/wiki/Valve_Corporation" text:style-name="Internet_20_link" text:visited-style-name="Visited_20_Internet_20_Link"><text:span text:style-name="Strong_20_Emphasis"><text:span text:style-name="T10">Valve Corporation</text:span></text:span></text:a><text:span text:style-name="Strong_20_Emphasis"><text:span text:style-name="T11">, </text:span></text:span><text:span text:style-name="Strong_20_Emphasis"><text:span text:style-name="T10">fue creado para ir evolucionando poco a poco mientras la tecnología avanza, al contrario que los cambios de versión bruscos de sus competidores. </text:span></text:span><text:span text:style-name="Strong_20_Emphasis"><text:span text:style-name="T11"> </text:span></text:span></text:h>
      <text:p text:style-name="P17"/>
      <text:p text:style-name="P10">8. ¿Hay algún motor de juegos completamente gratuito?</text:p>
      <text:p text:style-name="P5"><text:tab/></text:p>
      <text:p text:style-name="P9"><text:tab/>Unity tiene licencia gratuita o Gam Maker.</text:p>
      <text:p text:style-name="P5"/>
      <text:p text:style-name="P10">9. ¿Crees que en nuestra ciudad se desarrollan juegos de calidad? Lee este artículo y</text:p>
      <text:p text:style-name="P10">expresa tu opinión:</text:p>
      <text:p text:style-name="P14"/>
      <text:p text:style-name="Standard"><text:a xlink:type="simple" xlink:href="https://www.diariosur.es/culturas/juego-made-malaga-20200724114854-nt.html" text:style-name="Internet_20_link" text:visited-style-name="Visited_20_Internet_20_Link"><text:span text:style-name="T84">https://www.diariosur.es/culturas/juego-made-malaga-20200724114854-nt.html</text:span></text:a></text:p>
      <text:p text:style-name="P12"/>
      <text:p text:style-name="P12">https://kaijugames.es/</text:p>
      <text:p text:style-name="P14"/>
      <text:p text:style-name="Standard"><text:a xlink:type="simple" xlink:href="https://www.laopiniondemalaga.es/malaga/2019/04/04/malaga-abre-paso-creacion-" text:style-name="Internet_20_link" text:visited-style-name="Visited_20_Internet_20_Link"><text:span text:style-name="T84">https://www.laopiniondemalaga.es/malaga/2019/04/04/malaga-abre-paso-creacion-</text:span></text:a></text:p>
      <text:p text:style-name="P13"/>
      <text:p text:style-name="P3"/>
      <text:p text:style-name="P4"><text:tab/>Yo pienso que en Málaga hay mucho talento para la creación de videojuegos pero muy pocas <text:tab/>oportunidad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nela" svg:font-family="Canela, 'Times New Roman', serif"/>
    <style:font-face style:name="Poppins" svg:font-family="Poppins, Roboto, sans-serif"/>
    <style:font-face style:name="Raleway" svg:font-family="Raleway, Arial, Helvetica, sans-serif"/>
    <style:font-face style:name="Roboto" svg:font-family="Roboto, Arial, sans-serif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9T10:50:44.508000000</meta:creation-date>
    <meta:editing-duration>PT8M17S</meta:editing-duration>
    <meta:editing-cycles>2</meta:editing-cycles>
    <meta:generator>LibreOffice/6.4.0.3$Windows_X86_64 LibreOffice_project/b0a288ab3d2d4774cb44b62f04d5d28733ac6df8</meta:generator>
    <dc:date>2020-10-19T11:23:45.536000000</dc:date>
    <meta:document-statistic meta:table-count="0" meta:image-count="0" meta:object-count="0" meta:page-count="2" meta:paragraph-count="53" meta:word-count="476" meta:character-count="3191" meta:non-whitespace-character-count="2717"/>
  </office:meta>
</office:document-meta>
</file>